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ooter_20_left" style:master-page-name="Обратная_20_сторона">
      <style:paragraph-properties style:page-number="auto"/>
    </style:style>
    <style:style style:name="P7" style:family="paragraph" style:parent-style-name="Header" style:master-page-name="First_20_Page">
      <style:paragraph-properties style:page-number="auto"/>
      <style:text-properties style:font-name="Pudelinka" fo:font-size="32pt" style:font-size-asian="32pt" style:font-size-complex="32pt"/>
    </style:style>
    <style:style style:name="P8" style:family="paragraph" style:parent-style-name="Header">
      <style:text-properties style:font-name="Pudelinka" fo:font-size="32pt" style:font-size-asian="32pt" style:font-size-complex="32pt"/>
    </style:style>
    <style:style style:name="P9" style:family="paragraph" style:parent-style-name="Header_20_and_20_Footer">
      <style:text-properties officeooo:rsid="008239a8" officeooo:paragraph-rsid="008239a8"/>
    </style:style>
    <style:style style:name="P10" style:family="paragraph" style:parent-style-name="Header_20_and_20_Footer">
      <style:paragraph-properties fo:text-align="justify" style:justify-single-word="false"/>
      <style:text-properties style:font-name="Pudelinka" fo:font-size="28pt" officeooo:rsid="008239a8" officeooo:paragraph-rsid="008239a8" style:font-size-asian="28pt" style:font-size-complex="28pt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gr1" style:family="graphic">
      <style:graphic-properties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Поздравление с рождеством</text:p>
      <text:p text:style-name="P8">КОЛЯДКА</text:p>
      <text:p text:style-name="P8">В ночи зажглась звезда святая,</text:p>
      <text:p text:style-name="P8">Христос родился — мир спасая!</text:p>
      <text:p text:style-name="P8">Откройте двери, добры люди,</text:p>
      <text:p text:style-name="P8">Счастья, хлеба и раздолья будет!</text:p>
      <text:p text:style-name="P8"><draw:frame text:anchor-type="paragraph" draw:z-index="0" draw:name="Медиаобъект 1" draw:style-name="gr1" svg:width="13.177cm" svg:height="7.649cm" svg:x="2.441cm" svg:y="0.409cm"><draw:plugin xlink:href="../Шрифт/newTree.mp4" xlink:type="simple" xlink:show="embed" xlink:actuate="onLoad" draw:mime-type="video/mp4"><draw:param draw:name="Loop" draw:value="false"/><draw:param draw:name="Mute" draw:value="false"/><draw:param draw:name="VolumeDB" draw:value="0"/></draw:plugin></draw:frame></text:p>
      <text:p text:style-name="P10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9T13:13:53.124411728</meta:creation-date>
    <dc:title>Default</dc:title>
    <meta:editing-cycles>2</meta:editing-cycles>
    <meta:editing-duration>PT17M56S</meta:editing-duration>
    <meta:generator>LibreOffice/7.6.7.2$Linux_X86_64 LibreOffice_project/60$Build-2</meta:generator>
    <dc:date>2025-12-19T13:31:49.489115847</dc:date>
    <meta:document-statistic meta:table-count="1" meta:image-count="0" meta:object-count="0" meta:page-count="1" meta:paragraph-count="16" meta:word-count="45" meta:character-count="236" meta:non-whitespace-character-count="206"/>
  </office:meta>
</office:document-meta>
</file>